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7"/>
          <table:table-cell office:value-type="string" calcext:value-type="string">
            <text:p>Line thick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 efforts succeed</text:p>
          </table:table-cell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5"/>
          <table:table-cell table:style-name="ce3" table:formula="of:=[.A3]" office:value-type="float" office:value="0.95" calcext:value-type="float">
            <text:p>0.95</text:p>
          </table:table-cell>
          <table:table-cell table:formula="of:=[.G3]*20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fail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5"/>
          <table:table-cell table:style-name="ce3" table:formula="of:=[.A6]" office:value-type="float" office:value="0.05" calcext:value-type="float">
            <text:p>0.05</text:p>
          </table:table-cell>
          <table:table-cell table:formula="of:=[.G6]*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</text:p>
          </table:table-cell>
          <table:table-cell table:number-columns-repeated="9"/>
        </table:table-row>
        <table:table-row table:style-name="ro1">
          <table:table-cell table:formula="of:=[.G3]"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style-name="ce3" table:formula="of:=[.A9]*[.B9]" office:value-type="float" office:value="0.0475" calcext:value-type="float">
            <text:p>0.0475</text:p>
          </table:table-cell>
          <table:table-cell table:formula="of:=[.G9]*20"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EU agrees</text:p>
          </table:table-cell>
          <table:table-cell table:number-columns-repeated="9"/>
        </table:table-row>
        <table:table-row table:style-name="ro1">
          <table:table-cell table:formula="of:=[.G9]" office:value-type="float" office:value="0.0475" calcext:value-type="float">
            <text:p>0.047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12]*[.B12]" office:value-type="float" office:value="0.04275" calcext:value-type="float">
            <text:p>0.04275</text:p>
          </table:table-cell>
          <table:table-cell table:formula="of:=[.G12]*20" office:value-type="float" office:value="0.855" calcext:value-type="float">
            <text:p>0.85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EU disagrees</text:p>
          </table:table-cell>
          <table:table-cell table:number-columns-repeated="9"/>
        </table:table-row>
        <table:table-row table:style-name="ro1">
          <table:table-cell table:formula="of:=[.G9]" office:value-type="float" office:value="0.0475" calcext:value-type="float">
            <text:p>0.04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15]*[.B15]" office:value-type="float" office:value="0.00475" calcext:value-type="float">
            <text:p>0.00475</text:p>
          </table:table-cell>
          <table:table-cell table:formula="of:=[.G15]*20" office:value-type="float" office:value="0.095" calcext:value-type="float">
            <text:p>0.09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Commons Agrees</text:p>
          </table:table-cell>
          <table:table-cell table:number-columns-repeated="9"/>
        </table:table-row>
        <table:table-row table:style-name="ro1">
          <table:table-cell table:formula="of:=[.G12]" office:value-type="float" office:value="0.04275" calcext:value-type="float">
            <text:p>0.0427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3" table:formula="of:=[.A18]*[.B18]" office:value-type="float" office:value="0.021375" calcext:value-type="float">
            <text:p>0.021375</text:p>
          </table:table-cell>
          <table:table-cell table:formula="of:=[.G18]*20" office:value-type="float" office:value="0.4275" calcext:value-type="float">
            <text:p>0.42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Commons Disagrees</text:p>
          </table:table-cell>
          <table:table-cell table:number-columns-repeated="9"/>
        </table:table-row>
        <table:table-row table:style-name="ro1">
          <table:table-cell table:formula="of:=[.G12]" office:value-type="float" office:value="0.04275" calcext:value-type="float">
            <text:p>0.0427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3" table:formula="of:=[.A21]*[.B21]" office:value-type="float" office:value="0.021375" calcext:value-type="float">
            <text:p>0.021375</text:p>
          </table:table-cell>
          <table:table-cell table:formula="of:=[.G21]*20" office:value-type="float" office:value="0.4275" calcext:value-type="float">
            <text:p>0.42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DUP furious</text:p>
          </table:table-cell>
          <table:table-cell table:number-columns-repeated="9"/>
        </table:table-row>
        <table:table-row table:style-name="ro1">
          <table:table-cell table:formula="of:=[.G15]" office:value-type="float" office:value="0.00475" calcext:value-type="float">
            <text:p>0.00475</text:p>
          </table:table-cell>
          <table:table-cell table:number-columns-repeated="5"/>
          <table:table-cell table:style-name="ce3" table:formula="of:=[.A24]" office:value-type="float" office:value="0.00475" calcext:value-type="float">
            <text:p>0.00475</text:p>
          </table:table-cell>
          <table:table-cell table:number-columns-repeated="3"/>
        </table:table-row>
        <table:table-row table:style-name="ro1">
          <table:table-cell table:formula="of:=[.G21]" office:value-type="float" office:value="0.021375" calcext:value-type="float">
            <text:p>0.021375</text:p>
          </table:table-cell>
          <table:table-cell table:number-columns-repeated="5"/>
          <table:table-cell table:style-name="ce3" table:formula="of:=[.A25]" office:value-type="float" office:value="0.021375" calcext:value-type="float">
            <text:p>0.02137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24:.G25])" office:value-type="float" office:value="0.026125" calcext:value-type="float">
            <text:p>0.026125</text:p>
          </table:table-cell>
          <table:table-cell table:formula="of:=[.G26]*20" office:value-type="float" office:value="0.5225" calcext:value-type="float">
            <text:p>0.5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 food backstop</text:p>
          </table:table-cell>
          <table:table-cell table:number-columns-repeated="9"/>
        </table:table-row>
        <table:table-row table:style-name="ro1">
          <table:table-cell table:formula="of:=[.G3]"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formula="of:=[.A28]*[.B28]" office:value-type="float" office:value="0.0475" calcext:value-type="float">
            <text:p>0.0475</text:p>
          </table:table-cell>
          <table:table-cell table:formula="of:=[.G28]*20"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EU agrees</text:p>
          </table:table-cell>
          <table:table-cell table:number-columns-repeated="9"/>
        </table:table-row>
        <table:table-row table:style-name="ro1">
          <table:table-cell table:formula="of:=[.G28]" office:value-type="float" office:value="0.0475" calcext:value-type="float">
            <text:p>0.04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31]*[.B31]" office:value-type="float" office:value="0.01425" calcext:value-type="float">
            <text:p>0.01425</text:p>
          </table:table-cell>
          <table:table-cell table:formula="of:=[.G31]*20" office:value-type="float" office:value="0.285" calcext:value-type="float">
            <text:p>0.28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EU disagrees</text:p>
          </table:table-cell>
          <table:table-cell table:number-columns-repeated="9"/>
        </table:table-row>
        <table:table-row table:style-name="ro1">
          <table:table-cell table:formula="of:=[.G28]" office:value-type="float" office:value="0.0475" calcext:value-type="float">
            <text:p>0.047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34]*[.B34]" office:value-type="float" office:value="0.03325" calcext:value-type="float">
            <text:p>0.03325</text:p>
          </table:table-cell>
          <table:table-cell table:formula="of:=[.G34]*20" office:value-type="float" office:value="0.665" calcext:value-type="float">
            <text:p>0.66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Commons Agrees</text:p>
          </table:table-cell>
          <table:table-cell table:number-columns-repeated="9"/>
        </table:table-row>
        <table:table-row table:style-name="ro1">
          <table:table-cell table:formula="of:=[.G31]" office:value-type="float" office:value="0.01425" calcext:value-type="float">
            <text:p>0.0142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37]*[.B37]" office:value-type="float" office:value="0.009975" calcext:value-type="float">
            <text:p>0.009975</text:p>
          </table:table-cell>
          <table:table-cell table:formula="of:=[.G37]*20" office:value-type="float" office:value="0.1995" calcext:value-type="float">
            <text:p>0.199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Commons Disagrees</text:p>
          </table:table-cell>
          <table:table-cell table:number-columns-repeated="9"/>
        </table:table-row>
        <table:table-row table:style-name="ro1">
          <table:table-cell table:formula="of:=[.G31]" office:value-type="float" office:value="0.01425" calcext:value-type="float">
            <text:p>0.014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40]*[.B40]" office:value-type="float" office:value="0.004275" calcext:value-type="float">
            <text:p>0.004275</text:p>
          </table:table-cell>
          <table:table-cell table:formula="of:=[.G40]*20" office:value-type="float" office:value="0.0855" calcext:value-type="float">
            <text:p>0.085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its it out</text:p>
          </table:table-cell>
          <table:table-cell table:number-columns-repeated="9"/>
        </table:table-row>
        <table:table-row table:style-name="ro1">
          <table:table-cell table:formula="of:=[.G3]"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style-name="ce3" table:formula="of:=[.A43]*[.B43]" office:value-type="float" office:value="0.0475" calcext:value-type="float">
            <text:p>0.0475</text:p>
          </table:table-cell>
          <table:table-cell table:formula="of:=[.G43]*20"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brings VONC in itself</text:p>
          </table:table-cell>
          <table:table-cell table:number-columns-repeated="9"/>
        </table:table-row>
        <table:table-row table:style-name="ro1">
          <table:table-cell table:formula="of:=[.G3]" office:value-type="float" office:value="0.95" calcext:value-type="float">
            <text:p>0.95</text:p>
          </table:table-cell>
          <table:table-cell office:value-type="float" office:value="0.15" calcext:value-type="float">
            <text:p>0.15</text:p>
          </table:table-cell>
          <table:table-cell table:number-columns-repeated="4"/>
          <table:table-cell table:style-name="ce3" table:formula="of:=[.A46]*[.B46]" office:value-type="float" office:value="0.1425" calcext:value-type="float">
            <text:p>0.1425</text:p>
          </table:table-cell>
          <table:table-cell table:formula="of:=[.G46]*20"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ONC in itself, passe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46]" office:value-type="float" office:value="0.1425" calcext:value-type="float">
            <text:p>0.14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49]*[.B49]" office:value-type="float" office:value="0.04275" calcext:value-type="float">
            <text:p>0.04275</text:p>
          </table:table-cell>
          <table:table-cell table:formula="of:=[.G49]*20" office:value-type="float" office:value="0.855" calcext:value-type="float">
            <text:p>0.85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ONC in itself, fail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46]" office:value-type="float" office:value="0.1425" calcext:value-type="float">
            <text:p>0.142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52]*[.B52]" office:value-type="float" office:value="0.09975" calcext:value-type="float">
            <text:p>0.09975</text:p>
          </table:table-cell>
          <table:table-cell table:formula="of:=[.G52]*20" office:value-type="float" office:value="1.995" calcext:value-type="float">
            <text:p>1.99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</text:p>
          </table:table-cell>
          <table:table-cell table:number-columns-repeated="9"/>
        </table:table-row>
        <table:table-row table:style-name="ro1">
          <table:table-cell table:formula="of:=[.G3]"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55]*[.B55]" office:value-type="float" office:value="0.665" calcext:value-type="float">
            <text:p>0.665</text:p>
          </table:table-cell>
          <table:table-cell table:formula="of:=[.G55]*20" office:value-type="float" office:value="13.3" calcext:value-type="float">
            <text:p>13.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Labour OK</text:p>
          </table:table-cell>
          <table:table-cell table:number-columns-repeated="9"/>
        </table:table-row>
        <table:table-row table:style-name="ro1">
          <table:table-cell table:formula="of:=[.G55]" office:value-type="float" office:value="0.665" calcext:value-type="float">
            <text:p>0.6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58]*[.B58]" office:value-type="float" office:value="0.133" calcext:value-type="float">
            <text:p>0.133</text:p>
          </table:table-cell>
          <table:table-cell table:formula="of:=[.G58]*20" office:value-type="float" office:value="2.66" calcext:value-type="float">
            <text:p>2.6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Labour rejects</text:p>
          </table:table-cell>
          <table:table-cell table:number-columns-repeated="9"/>
        </table:table-row>
        <table:table-row table:style-name="ro1">
          <table:table-cell table:formula="of:=[.G55]" office:value-type="float" office:value="0.665" calcext:value-type="float">
            <text:p>0.665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3" table:formula="of:=[.A61]*[.B61]" office:value-type="float" office:value="0.532" calcext:value-type="float">
            <text:p>0.532</text:p>
          </table:table-cell>
          <table:table-cell table:formula="of:=[.G61]*20" office:value-type="float" office:value="10.64" calcext:value-type="float">
            <text:p>10.6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ombined Labour reject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52]" office:value-type="float" office:value="0.09975" calcext:value-type="float">
            <text:p>0.09975</text:p>
          </table:table-cell>
          <table:table-cell table:number-columns-repeated="5"/>
          <table:table-cell table:style-name="ce3" table:formula="of:=[.A64]" office:value-type="float" office:value="0.09975" calcext:value-type="float">
            <text:p>0.09975</text:p>
          </table:table-cell>
          <table:table-cell table:number-columns-repeated="3"/>
        </table:table-row>
        <table:table-row table:style-name="ro1">
          <table:table-cell table:formula="of:=[.G61]" office:value-type="float" office:value="0.532" calcext:value-type="float">
            <text:p>0.532</text:p>
          </table:table-cell>
          <table:table-cell table:number-columns-repeated="5"/>
          <table:table-cell table:style-name="ce3" table:formula="of:=[.A65]" office:value-type="float" office:value="0.532" calcext:value-type="float">
            <text:p>0.53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64:.G65])" office:value-type="float" office:value="0.63175" calcext:value-type="float">
            <text:p>0.63175</text:p>
          </table:table-cell>
          <table:table-cell table:formula="of:=[.G66]*20" office:value-type="float" office:value="12.635" calcext:value-type="float">
            <text:p>12.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crisis routes lead to VONC!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around 14 Oct</text:p>
          </table:table-cell>
          <table:table-cell table:number-columns-repeated="9"/>
        </table:table-row>
        <table:table-row table:style-name="ro1">
          <table:table-cell table:formula="of:=[.G26]" office:value-type="float" office:value="0.026125" calcext:value-type="float">
            <text:p>0.026125</text:p>
          </table:table-cell>
          <table:table-cell table:number-columns-repeated="5"/>
          <table:table-cell table:formula="of:=[.A70]" office:value-type="float" office:value="0.026125" calcext:value-type="float">
            <text:p>0.026125</text:p>
          </table:table-cell>
          <table:table-cell table:number-columns-repeated="3"/>
        </table:table-row>
        <table:table-row table:style-name="ro1">
          <table:table-cell table:formula="of:=[.G43]" office:value-type="float" office:value="0.0475" calcext:value-type="float">
            <text:p>0.0475</text:p>
          </table:table-cell>
          <table:table-cell table:number-columns-repeated="5"/>
          <table:table-cell table:style-name="ce3" table:formula="of:=[.A71]" office:value-type="float" office:value="0.0475" calcext:value-type="float">
            <text:p>0.0475</text:p>
          </table:table-cell>
          <table:table-cell table:number-columns-repeated="3"/>
        </table:table-row>
        <table:table-row table:style-name="ro1">
          <table:table-cell table:formula="of:=[.G6]" office:value-type="float" office:value="0.05" calcext:value-type="float">
            <text:p>0.05</text:p>
          </table:table-cell>
          <table:table-cell table:number-columns-repeated="5"/>
          <table:table-cell table:formula="of:=[.A72]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70:.G72])" office:value-type="float" office:value="0.123625" calcext:value-type="float">
            <text:p>0.123625</text:p>
          </table:table-cell>
          <table:table-cell table:formula="of:=[.G73]*20" office:value-type="float" office:value="2.4725" calcext:value-type="float">
            <text:p>2.47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73]" office:value-type="float" office:value="0.123625" calcext:value-type="float">
            <text:p>0.123625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3" table:formula="of:=[.A76]*[.B76]" office:value-type="float" office:value="0.0989" calcext:value-type="float">
            <text:p>0.0989</text:p>
          </table:table-cell>
          <table:table-cell table:formula="of:=[.G76]*20" office:value-type="float" office:value="1.978" calcext:value-type="float">
            <text:p>1.97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73]" office:value-type="float" office:value="0.123625" calcext:value-type="float">
            <text:p>0.12362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79]*[.B79]" office:value-type="float" office:value="0.024725" calcext:value-type="float">
            <text:p>0.024725</text:p>
          </table:table-cell>
          <table:table-cell table:formula="of:=[.G79]*20" office:value-type="float" office:value="0.4945" calcext:value-type="float">
            <text:p>0.494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</text:p>
          </table:table-cell>
          <table:table-cell table:number-columns-repeated="9"/>
        </table:table-row>
        <table:table-row table:style-name="ro1">
          <table:table-cell table:formula="of:=[.G76]" office:value-type="float" office:value="0.0989" calcext:value-type="float">
            <text:p>0.0989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82]*[.B82]" office:value-type="float" office:value="0.00989" calcext:value-type="float">
            <text:p>0.00989</text:p>
          </table:table-cell>
          <table:table-cell table:formula="of:=[.G82]*20" office:value-type="float" office:value="0.1978" calcext:value-type="float">
            <text:p>0.197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, leg passes</text:p>
          </table:table-cell>
          <table:table-cell table:number-columns-repeated="9"/>
        </table:table-row>
        <table:table-row table:style-name="ro1">
          <table:table-cell table:formula="of:=[.G82]" office:value-type="float" office:value="0.00989" calcext:value-type="float">
            <text:p>0.00989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85]*[.B85]" office:value-type="float" office:value="0.008901" calcext:value-type="float">
            <text:p>0.008901</text:p>
          </table:table-cell>
          <table:table-cell table:formula="of:=[.G85]*20" office:value-type="float" office:value="0.17802" calcext:value-type="float">
            <text:p>0.1780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, leg fails</text:p>
          </table:table-cell>
          <table:table-cell table:number-columns-repeated="9"/>
        </table:table-row>
        <table:table-row table:style-name="ro1">
          <table:table-cell table:formula="of:=[.G82]" office:value-type="float" office:value="0.00989" calcext:value-type="float">
            <text:p>0.00989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88]*[.B88]" office:value-type="float" office:value="0.000989" calcext:value-type="float">
            <text:p>0.000989</text:p>
          </table:table-cell>
          <table:table-cell table:formula="of:=[.G88]*20" office:value-type="float" office:value="0.01978" calcext:value-type="float">
            <text:p>0.0197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admin and GE</text:p>
          </table:table-cell>
          <table:table-cell table:number-columns-repeated="9"/>
        </table:table-row>
        <table:table-row table:style-name="ro1">
          <table:table-cell table:formula="of:=[.G76]" office:value-type="float" office:value="0.0989" calcext:value-type="float">
            <text:p>0.0989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91]*[.B91]" office:value-type="float" office:value="0.01978" calcext:value-type="float">
            <text:p>0.01978</text:p>
          </table:table-cell>
          <table:table-cell table:number-columns-repeated="3"/>
        </table:table-row>
        <table:table-row table:style-name="ro1">
          <table:table-cell table:formula="of:=[.G76]" office:value-type="float" office:value="0.0989" calcext:value-type="float">
            <text:p>0.0989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92]*[.B92]" office:value-type="float" office:value="0.01978" calcext:value-type="float">
            <text:p>0.0197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91:.G92])" office:value-type="float" office:value="0.03956" calcext:value-type="float">
            <text:p>0.03956</text:p>
          </table:table-cell>
          <table:table-cell table:formula="of:=[.G93]*20" office:value-type="float" office:value="0.7912" calcext:value-type="float">
            <text:p>0.7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im and PV</text:p>
          </table:table-cell>
          <table:table-cell table:number-columns-repeated="9"/>
        </table:table-row>
        <table:table-row table:style-name="ro1">
          <table:table-cell table:formula="of:=[.G76]" office:value-type="float" office:value="0.0989" calcext:value-type="float">
            <text:p>0.0989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95]*[.B95]" office:value-type="float" office:value="0.02967" calcext:value-type="float">
            <text:p>0.02967</text:p>
          </table:table-cell>
          <table:table-cell table:formula="of:=[.G95]*20" office:value-type="float" office:value="0.5934" calcext:value-type="float">
            <text:p>0.593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and May’s Deal</text:p>
          </table:table-cell>
          <table:table-cell table:number-columns-repeated="9"/>
        </table:table-row>
        <table:table-row table:style-name="ro1">
          <table:table-cell table:formula="of:=[.G76]" office:value-type="float" office:value="0.0989" calcext:value-type="float">
            <text:p>0.0989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98]*[.B98]" office:value-type="float" office:value="0.01978" calcext:value-type="float">
            <text:p>0.01978</text:p>
          </table:table-cell>
          <table:table-cell table:formula="of:=[.G98]*20" office:value-type="float" office:value="0.3956" calcext:value-type="float">
            <text:p>0.395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refuses last min ext</text:p>
          </table:table-cell>
          <table:table-cell table:number-columns-repeated="9"/>
        </table:table-row>
        <table:table-row table:style-name="ro1">
          <table:table-cell table:formula="of:=[.G40]" office:value-type="float" office:value="0.004275" calcext:value-type="float">
            <text:p>0.0042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01]*[.B101]" office:value-type="float" office:value="0.0012825" calcext:value-type="float">
            <text:p>0.0012825</text:p>
          </table:table-cell>
          <table:table-cell table:number-columns-repeated="3"/>
        </table:table-row>
        <table:table-row table:style-name="ro1">
          <table:table-cell table:formula="of:=[.G34]" office:value-type="float" office:value="0.03325" calcext:value-type="float">
            <text:p>0.033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02]*[.B102]" office:value-type="float" office:value="0.00997500000000001" calcext:value-type="float">
            <text:p>0.00997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01:.G102])" office:value-type="float" office:value="0.0112575" calcext:value-type="float">
            <text:p>0.0112575</text:p>
          </table:table-cell>
          <table:table-cell table:formula="of:=[.G103]*20" office:value-type="float" office:value="0.22515" calcext:value-type="float">
            <text:p>0.22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 agrees last min ext</text:p>
          </table:table-cell>
          <table:table-cell table:number-columns-repeated="9"/>
        </table:table-row>
        <table:table-row table:style-name="ro1">
          <table:table-cell table:formula="of:=[.G40]" office:value-type="float" office:value="0.004275" calcext:value-type="float">
            <text:p>0.00427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105]*[.B105]" office:value-type="float" office:value="0.0029925" calcext:value-type="float">
            <text:p>0.0029925</text:p>
          </table:table-cell>
          <table:table-cell table:number-columns-repeated="3"/>
        </table:table-row>
        <table:table-row table:style-name="ro1">
          <table:table-cell table:formula="of:=[.G34]" office:value-type="float" office:value="0.03325" calcext:value-type="float">
            <text:p>0.0332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106]*[.B106]" office:value-type="float" office:value="0.023275" calcext:value-type="float">
            <text:p>0.023275</text:p>
          </table:table-cell>
          <table:table-cell table:number-columns-repeated="3"/>
        </table:table-row>
        <table:table-row table:style-name="ro1">
          <table:table-cell table:formula="of:=[.G79]" office:value-type="float" office:value="0.024725" calcext:value-type="float">
            <text:p>0.02472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107]*[.B107]" office:value-type="float" office:value="0.004945" calcext:value-type="float">
            <text:p>0.00494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05:.G107])" office:value-type="float" office:value="0.0312125" calcext:value-type="float">
            <text:p>0.0312125</text:p>
          </table:table-cell>
          <table:table-cell table:formula="of:=[.G108]*20" office:value-type="float" office:value="0.62425" calcext:value-type="float">
            <text:p>0.624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al and orig backstop</text:p>
          </table:table-cell>
          <table:table-cell table:number-columns-repeated="8"/>
          <table:table-cell office:value-type="string" calcext:value-type="string">
            <text:p>Manually Rounded</text:p>
          </table:table-cell>
        </table:table-row>
        <table:table-row table:style-name="ro1">
          <table:table-cell table:formula="of:=[.G18]" office:value-type="float" office:value="0.021375" calcext:value-type="float">
            <text:p>0.021375</text:p>
          </table:table-cell>
          <table:table-cell table:number-columns-repeated="5"/>
          <table:table-cell table:style-name="ce1" table:formula="of:=[.A113]" office:value-type="float" office:value="0.021375" calcext:value-type="float">
            <text:p>0.021375</text:p>
          </table:table-cell>
          <table:table-cell table:formula="of:=[.G113]*100" office:value-type="float" office:value="2.1375" calcext:value-type="float">
            <text:p>2.1375</text:p>
          </table:table-cell>
          <table:table-cell table:style-name="ce2" table:formula="of:=[.H113]" office:value-type="float" office:value="2.1375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Deal agri backstop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37]" office:value-type="float" office:value="0.009975" calcext:value-type="float">
            <text:p>0.009975</text:p>
          </table:table-cell>
          <table:table-cell table:number-columns-repeated="5"/>
          <table:table-cell table:style-name="ce1" table:formula="of:=[.A116]" office:value-type="float" office:value="0.009975" calcext:value-type="float">
            <text:p>0.009975</text:p>
          </table:table-cell>
          <table:table-cell table:formula="of:=[.G116]*100" office:value-type="float" office:value="0.9975" calcext:value-type="float">
            <text:p>0.9975</text:p>
          </table:table-cell>
          <table:table-cell table:style-name="ce2" table:formula="of:=[.H116]" office:value-type="float" office:value="0.9975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 in late Oct or later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85]" office:value-type="float" office:value="0.008901" calcext:value-type="float">
            <text:p>0.008901</text:p>
          </table:table-cell>
          <table:table-cell table:number-columns-repeated="5"/>
          <table:table-cell table:formula="of:=[.A119]" office:value-type="float" office:value="0.008901" calcext:value-type="float">
            <text:p>0.008901</text:p>
          </table:table-cell>
          <table:table-cell/>
          <table:table-cell table:style-name="ce2"/>
          <table:table-cell/>
        </table:table-row>
        <table:table-row table:style-name="ro1">
          <table:table-cell table:formula="of:=[.G93]" office:value-type="float" office:value="0.03956" calcext:value-type="float">
            <text:p>0.03956</text:p>
          </table:table-cell>
          <table:table-cell table:number-columns-repeated="5"/>
          <table:table-cell table:formula="of:=[.A120]" office:value-type="float" office:value="0.03956" calcext:value-type="float">
            <text:p>0.03956</text:p>
          </table:table-cell>
          <table:table-cell/>
          <table:table-cell table:style-name="ce2"/>
          <table:table-cell/>
        </table:table-row>
        <table:table-row table:style-name="ro1">
          <table:table-cell table:formula="of:=[.G49]" office:value-type="float" office:value="0.04275" calcext:value-type="float">
            <text:p>0.04275</text:p>
          </table:table-cell>
          <table:table-cell table:number-columns-repeated="5"/>
          <table:table-cell table:formula="of:=[.A121]" office:value-type="float" office:value="0.04275" calcext:value-type="float">
            <text:p>0.0427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66]" office:value-type="float" office:value="0.63175" calcext:value-type="float">
            <text:p>0.63175</text:p>
          </table:table-cell>
          <table:table-cell table:number-columns-repeated="5"/>
          <table:table-cell table:formula="of:=[.A122]" office:value-type="float" office:value="0.63175" calcext:value-type="float">
            <text:p>0.63175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19:.G122])" office:value-type="float" office:value="0.722961" calcext:value-type="float">
            <text:p>0.722961</text:p>
          </table:table-cell>
          <table:table-cell table:formula="of:=[.G123]*100" office:value-type="float" office:value="72.2961" calcext:value-type="float">
            <text:p>72.2961</text:p>
          </table:table-cell>
          <table:table-cell table:style-name="ce2" table:formula="of:=[.H123]" office:value-type="float" office:value="72.2961" calcext:value-type="float">
            <text:p>7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 mid Oc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58]" office:value-type="float" office:value="0.133" calcext:value-type="float">
            <text:p>0.133</text:p>
          </table:table-cell>
          <table:table-cell table:number-columns-repeated="5"/>
          <table:table-cell table:formula="of:=[.A126]" office:value-type="float" office:value="0.133" calcext:value-type="float">
            <text:p>0.133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26:.G126])" office:value-type="float" office:value="0.133" calcext:value-type="float">
            <text:p>0.133</text:p>
          </table:table-cell>
          <table:table-cell table:formula="of:=[.G127]*100" office:value-type="float" office:value="13.3" calcext:value-type="float">
            <text:p>13.3</text:p>
          </table:table-cell>
          <table:table-cell table:style-name="ce2" table:formula="of:=[.H127]" office:value-type="float" office:value="13.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ople’s Vote</text:p>
          </table:table-cell>
          <table:table-cell table:number-columns-repeated="5"/>
          <table:table-cell table:style-name="ce1"/>
          <table:table-cell/>
          <table:table-cell table:style-name="ce2"/>
          <table:table-cell/>
        </table:table-row>
        <table:table-row table:style-name="ro1">
          <table:table-cell table:formula="of:=[.G95]" office:value-type="float" office:value="0.02967" calcext:value-type="float">
            <text:p>0.02967</text:p>
          </table:table-cell>
          <table:table-cell table:number-columns-repeated="5"/>
          <table:table-cell table:style-name="ce1" table:formula="of:=[.A130]" office:value-type="float" office:value="0.02967" calcext:value-type="float">
            <text:p>0.02967</text:p>
          </table:table-cell>
          <table:table-cell table:formula="of:=[.G130]*100" office:value-type="float" office:value="2.967" calcext:value-type="float">
            <text:p>2.967</text:p>
          </table:table-cell>
          <table:table-cell table:style-name="ce2" table:formula="of:=[.H130]" office:value-type="float" office:value="2.967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Brexit with May’s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98]" office:value-type="float" office:value="0.01978" calcext:value-type="float">
            <text:p>0.01978</text:p>
          </table:table-cell>
          <table:table-cell table:number-columns-repeated="5"/>
          <table:table-cell table:style-name="ce1" table:formula="of:=[.A133]" office:value-type="float" office:value="0.01978" calcext:value-type="float">
            <text:p>0.01978</text:p>
          </table:table-cell>
          <table:table-cell table:formula="of:=[.G133]*100" office:value-type="float" office:value="1.978" calcext:value-type="float">
            <text:p>1.978</text:p>
          </table:table-cell>
          <table:table-cell table:style-name="ce2" table:formula="of:=[.H133]" office:value-type="float" office:value="1.978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88]" office:value-type="float" office:value="0.000989" calcext:value-type="float">
            <text:p>0.000989</text:p>
          </table:table-cell>
          <table:table-cell table:number-columns-repeated="5"/>
          <table:table-cell table:style-name="ce3" table:formula="of:=[.A136]" office:value-type="float" office:value="0.000989" calcext:value-type="float">
            <text:p>0.000989</text:p>
          </table:table-cell>
          <table:table-cell/>
          <table:table-cell table:style-name="ce2"/>
          <table:table-cell/>
        </table:table-row>
        <table:table-row table:style-name="ro1">
          <table:table-cell table:formula="of:=[.G79]" office:value-type="float" office:value="0.024725" calcext:value-type="float">
            <text:p>0.024725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3" table:formula="of:=[.A137]*[.B137]" office:value-type="float" office:value="0.01978" calcext:value-type="float">
            <text:p>0.01978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03]" office:value-type="float" office:value="0.0112575" calcext:value-type="float">
            <text:p>0.0112575</text:p>
          </table:table-cell>
          <table:table-cell table:number-columns-repeated="5"/>
          <table:table-cell table:style-name="ce3" table:formula="of:=[.A138]" office:value-type="float" office:value="0.0112575" calcext:value-type="float">
            <text:p>0.0112575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36:.G138])" office:value-type="float" office:value="0.0320265" calcext:value-type="float">
            <text:p>0.0320265</text:p>
          </table:table-cell>
          <table:table-cell table:formula="of:=[.G139]*100" office:value-type="float" office:value="3.20265" calcext:value-type="float">
            <text:p>3.20265</text:p>
          </table:table-cell>
          <table:table-cell table:style-name="ce2" table:formula="of:=[.H139]" office:value-type="float" office:value="3.20265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08]" office:value-type="float" office:value="0.0312125" calcext:value-type="float">
            <text:p>0.0312125</text:p>
          </table:table-cell>
          <table:table-cell table:number-columns-repeated="5"/>
          <table:table-cell table:style-name="ce1" table:formula="of:=[.A141]" office:value-type="float" office:value="0.0312125" calcext:value-type="float">
            <text:p>0.0312125</text:p>
          </table:table-cell>
          <table:table-cell table:formula="of:=[.G141]*100" office:value-type="float" office:value="3.12125" calcext:value-type="float">
            <text:p>3.12125</text:p>
          </table:table-cell>
          <table:table-cell table:style-name="ce2" table:formula="of:=[.H141]" office:value-type="float" office:value="3.12125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formula="of:=SUM([.H113:.H141])" office:value-type="float" office:value="100" calcext:value-type="float">
            <text:p>100</text:p>
          </table:table-cell>
          <table:table-cell/>
          <table:table-cell table:formula="of:=SUM([.J113:.J141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09:25:10.401898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03T22:34:45.918936898</meta:creation-date>
    <meta:generator>LibreOffice/6.2.0.3$MacOSX_X86_64 LibreOffice_project/98c6a8a1c6c7b144ce3cc729e34964b47ce25d62</meta:generator>
    <dc:date>2019-09-06T09:53:18.838148746</dc:date>
    <dc:creator>Jon Worth</dc:creator>
    <meta:editing-duration>PT25M11S</meta:editing-duration>
    <meta:editing-cycles>6</meta:editing-cycles>
    <meta:document-statistic meta:table-count="1" meta:cell-count="249" meta:object-count="0"/>
  </office:meta>
</office:document-meta>
</file>